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page"/>
      <style:text-properties officeooo:rsid="001ff3d8" officeooo:paragraph-rsid="001ff3d8" fo:background-color="transparent"/>
    </style:style>
    <style:style style:name="P2" style:family="paragraph" style:parent-style-name="Standard">
      <style:paragraph-properties fo:line-height="150%" fo:text-align="justify" style:justify-single-word="false" style:writing-mode="page"/>
      <style:text-properties officeooo:rsid="001e62ed" officeooo:paragraph-rsid="001dbe72" fo:background-color="#ffffff"/>
    </style:style>
    <style:style style:name="P3" style:family="paragraph" style:parent-style-name="Standard">
      <style:paragraph-properties fo:line-height="150%" fo:text-align="justify" style:justify-single-word="false" style:writing-mode="page"/>
      <style:text-properties officeooo:rsid="001ff3d8" officeooo:paragraph-rsid="001ff3d8" fo:background-color="#ffffff"/>
    </style:style>
    <style:style style:name="P4" style:family="paragraph" style:parent-style-name="Standard">
      <style:paragraph-properties fo:line-height="150%" fo:text-align="justify" style:justify-single-word="false" style:writing-mode="page"/>
      <style:text-properties officeooo:rsid="002033ea" officeooo:paragraph-rsid="001ff3d8" fo:background-color="#ffffff"/>
    </style:style>
    <style:style style:name="P5" style:family="paragraph" style:parent-style-name="Standard">
      <style:paragraph-properties fo:line-height="150%" fo:text-align="justify" style:justify-single-word="false" style:writing-mode="page"/>
      <style:text-properties officeooo:rsid="002033ea" officeooo:paragraph-rsid="002033ea" fo:background-color="#ffffff"/>
    </style:style>
    <style:style style:name="P6" style:family="paragraph" style:parent-style-name="Standard">
      <style:paragraph-properties fo:line-height="150%" fo:text-align="justify" style:justify-single-word="false" style:writing-mode="page"/>
      <style:text-properties officeooo:rsid="002033ea" officeooo:paragraph-rsid="002033ea" fo:background-color="transparent"/>
    </style:style>
    <style:style style:name="P7" style:family="paragraph" style:parent-style-name="Standard">
      <style:paragraph-properties fo:line-height="150%" fo:text-align="justify" style:justify-single-word="false" style:writing-mode="page"/>
      <style:text-properties officeooo:rsid="0022f95c" officeooo:paragraph-rsid="0022f95c" fo:background-color="transparent"/>
    </style:style>
    <style:style style:name="P8" style:family="paragraph" style:parent-style-name="Standard">
      <style:paragraph-properties fo:line-height="150%" fo:text-align="justify" style:justify-single-word="false" style:writing-mode="page"/>
      <style:text-properties officeooo:rsid="0024a9fb" officeooo:paragraph-rsid="0024a9fb" fo:background-color="transparent"/>
    </style:style>
    <style:style style:name="P9" style:family="paragraph" style:parent-style-name="Standard">
      <style:paragraph-properties fo:line-height="150%" fo:text-align="justify" style:justify-single-word="false" style:writing-mode="page"/>
      <style:text-properties officeooo:rsid="0026c123" officeooo:paragraph-rsid="0026c123" fo:background-color="transparent"/>
    </style:style>
    <style:style style:name="P10" style:family="paragraph" style:parent-style-name="Standard">
      <style:paragraph-properties fo:line-height="150%" fo:text-align="justify" style:justify-single-word="false" style:writing-mode="page"/>
      <style:text-properties officeooo:rsid="00298c63" officeooo:paragraph-rsid="00298c63" fo:background-color="transparent"/>
    </style:style>
    <style:style style:name="P11" style:family="paragraph" style:parent-style-name="Standard">
      <style:paragraph-properties fo:line-height="150%" fo:text-align="justify" style:justify-single-word="false" style:writing-mode="page"/>
      <style:text-properties officeooo:rsid="001dbe72" officeooo:paragraph-rsid="001dbe72" fo:background-color="transparent"/>
    </style:style>
    <style:style style:name="P12" style:family="paragraph" style:parent-style-name="Standard">
      <style:paragraph-properties fo:line-height="150%" fo:text-align="justify" style:justify-single-word="false" style:writing-mode="page"/>
      <style:text-properties officeooo:rsid="001ff3d8" officeooo:paragraph-rsid="001ff3d8" fo:background-color="transparent"/>
    </style:style>
    <style:style style:name="T1" style:family="text">
      <style:text-properties fo:background-color="#fff200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1e62ed" fo:background-color="#ffffff" loext:char-shading-value="0"/>
    </style:style>
    <style:style style:name="T4" style:family="text">
      <style:text-properties officeooo:rsid="001ff3d8" fo:background-color="#ffffff" loext:char-shading-value="0"/>
    </style:style>
    <style:style style:name="T5" style:family="text">
      <style:text-properties officeooo:rsid="002033ea" fo:background-color="#ffffff" loext:char-shading-value="0"/>
    </style:style>
    <style:style style:name="T6" style:family="text">
      <style:text-properties officeooo:rsid="002133ba" fo:background-color="#ffffff" loext:char-shading-value="0"/>
    </style:style>
    <style:style style:name="T7" style:family="text">
      <style:text-properties officeooo:rsid="0022694a" fo:background-color="#ffffff" loext:char-shading-value="0"/>
    </style:style>
    <style:style style:name="T8" style:family="text">
      <style:text-properties officeooo:rsid="0022f95c" fo:background-color="#ffffff" loext:char-shading-value="0"/>
    </style:style>
    <style:style style:name="T9" style:family="text">
      <style:text-properties officeooo:rsid="0023f817" fo:background-color="#ffffff" loext:char-shading-value="0"/>
    </style:style>
    <style:style style:name="T10" style:family="text">
      <style:text-properties officeooo:rsid="00266c7a" fo:background-color="#ffffff" loext:char-shading-value="0"/>
    </style:style>
    <style:style style:name="T11" style:family="text">
      <style:text-properties officeooo:rsid="0027f608" fo:background-color="#ffffff" loext:char-shading-value="0"/>
    </style:style>
    <style:style style:name="T12" style:family="text">
      <style:text-properties officeooo:rsid="002b8a3b" fo:background-color="#ffffff" loext:char-shading-value="0"/>
    </style:style>
    <style:style style:name="T13" style:family="text">
      <style:text-properties officeooo:rsid="002c26fd" fo:background-color="#ffffff" loext:char-shading-value="0"/>
    </style:style>
    <style:style style:name="T14" style:family="text">
      <style:text-properties officeooo:rsid="002e889c" fo:background-color="#ffffff" loext:char-shading-value="0"/>
    </style:style>
    <style:style style:name="T15" style:family="text">
      <style:text-properties fo:background-color="#ffffff"/>
    </style:style>
    <style:style style:name="T16" style:family="text">
      <style:text-properties officeooo:rsid="002e88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PREVENCIÓN Consultoría Informática Atención a remoto, SL</text:p>
      <text:p text:style-name="P1"/>
      <text:p text:style-name="P11">Indalecio que tiene <text:span text:style-name="T15">2 trabajadores </text:span><text:span text:style-name="T2">encomienda realizar el plan de prevención a Xabier que le ha informado que al ser técnico superio</text:span><text:span text:style-name="T3">r en Administración de sistemas informáticos en r</text:span><text:span text:style-name="T4">ed</text:span><text:span text:style-name="T3">, con el módulo de FOL tiene certificadas 60 horas (nivel de prevención básico). Además la actividad de la empresa es consultoría informática (oficinas y despachos) y no existen importantes riesgos que requieran la contratación de un servicio de prevención ajeno. </text:span></text:p>
      <text:p text:style-name="P2"/>
      <text:p text:style-name="P3">Los datos que le facilita su jefe son:</text:p>
      <text:p text:style-name="P12"><text:span text:style-name="T2">- La empresa cuenta con un único centro de trabajo, </text:span><text:span text:style-name="T8">en un bajo comercial, </text:span><text:span text:style-name="T2">y 2 trabajadores a cargo. Xabier, técnico de redes </text:span><text:span text:style-name="T5">y sistemas informáticos </text:span><text:span text:style-name="T2">y Sabela, auxiliar administrativa. </text:span></text:p>
      <text:p text:style-name="P12"><text:span text:style-name="T2">- El técnico de redes </text:span><text:span text:style-name="T5">r</text:span><text:span text:style-name="T2">ealiza tareas de soporte técnico a remoto, teleasistencia y se desplaza a revisar sistemas y demás a las empresas cliente. </text:span><text:span text:style-name="T5">La auxiliar admi</text:span><text:span text:style-name="T14">ni</text:span><text:span text:style-name="T5">strativa realiza tareas administrativas y de gestión.</text:span></text:p>
      <text:p text:style-name="P4"/>
      <text:p text:style-name="P5">Tal y como puede comprobar Xabier, el centro de trabajo se mantiene y limpi<text:span text:style-name="T16">o y en</text:span> orden. Los despachos son amplios. Tienen suelo de madera, por lo cual no resbalan y además la empresa de limpieza limpia cuando no están los trabajadores. No hay escaleras y las puertas que son de madera <text:s/></text:p>
      <text:p text:style-name="P5">cumplen con la normativa. </text:p>
      <text:p text:style-name="P6"><text:span text:style-name="T2">Las instalaciones eléctricas están en buen estado, </text:span><text:span text:style-name="T7">al igual que</text:span><text:span text:style-name="T2"> </text:span><text:span text:style-name="T7">las </text:span><text:span text:style-name="T6">clavijas de los equipos eléctricos. </text:span><text:span text:style-name="T2">Hay toma de tierra en todos los enchufes.</text:span></text:p>
      <text:p text:style-name="P6"><text:span text:style-name="T2"/></text:p>
      <text:p text:style-name="P7"><text:span text:style-name="T2">Los sistemas contraincendios están contratados con una empresa externa que se encarga de revisar los extintores. Los trabajadores han sido informados y formados sobre actuaciones en situaciones de emergencia. El problema es que no está señalizado las vías y salidas ya que al ser un bajo, solo hay una única puerta. Xabier ha pedido presupuesto de unas señales y es de 200 Euros. Tampoco hay luces de emergencia. El presupuesto facilitado </text:span><text:span text:style-name="T9">para estas </text:span><text:span text:style-name="T2">es de 140 Euros.</text:span></text:p>
      <text:p text:style-name="P7"><text:span text:style-name="T2"/></text:p>
      <text:p text:style-name="P8"><text:span text:style-name="T2">Las estanterías que albergan equipos informáticos son altas, pero no están ancladas a la pared, de hecho las tablas se doblan. Sabela para archivar en los armarios de su despacho, se sube a la silla, ya <text:s/>que no le llega a los estantes de arriba. </text:span><text:span text:style-name="T13">Además ha solicitado un reposapiés ya que no llega con los pies al suelo en su silla, aunque no sabe si es mejor solicitar una silla porque es de madera.</text:span></text:p>
      <text:p text:style-name="P8"><text:span text:style-name="T2"/></text:p>
      <text:p text:style-name="P8"><text:span text:style-name="T2">La iluminación cumple la normativa tanto en la oficina como en las vías de circulación, pasillos. Sin embargo, Sabela se queja que tiene deslumbramiento y que le refleja la pantalla ya que el ordenador </text:span><text:soft-page-break/><text:span text:style-name="T2">está hacia la ventana y por otro lado, tiene una bombilla fundida. </text:span><text:span text:style-name="T10">En los despachos hacia la calle, al tener mucha cristalera en verano sube la temperatura y al abrir la ventana, hace mucho ruido en la calle.</text:span></text:p>
      <text:p text:style-name="P8"><text:span text:style-name="T10"/></text:p>
      <text:p text:style-name="P9"><text:span text:style-name="T10">S</text:span><text:span text:style-name="T2">abela y Xabier están satisfechos con su trabajo, ya que ellos se administran su trabajo y no sufren presiones. Tienen un horario flexible que les permite conciliar y el jefe, Indalecio, les ha premiado con un plus por el buen funcionamiento de la empresa. </text:span><text:span text:style-name="T11">Reina el buen clima y un entorno agradable.</text:span></text:p>
      <text:p text:style-name="P9"><text:span text:style-name="T11"/></text:p>
      <text:p text:style-name="P10"><text:span text:style-name="T11">X</text:span><text:span text:style-name="T2">abier al salir a las empresas clientes </text:span><text:span text:style-name="T13">locales</text:span><text:span text:style-name="T2">, </text:span><text:span text:style-name="T12">dispone de coche y móvil de la empresa. T</text:span><text:span text:style-name="T2">iene unas rutas fijadas por Sabela y en caso de algún imprevisto, se pone en contacto con Sabela y ésta se lo soluciona sin mayor problema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20T16:52:37.925000000</meta:creation-date>
    <dc:date>2022-10-20T18:15:52.853000000</dc:date>
    <meta:editing-duration>PT52M1S</meta:editing-duration>
    <meta:editing-cycles>13</meta:editing-cycles>
    <meta:generator>LibreOffice/5.4.1.2$Windows_X86_64 LibreOffice_project/ea7cb86e6eeb2bf3a5af73a8f7777ac570321527</meta:generator>
    <meta:document-statistic meta:table-count="0" meta:image-count="0" meta:object-count="0" meta:page-count="2" meta:paragraph-count="13" meta:word-count="548" meta:character-count="3213" meta:non-whitespace-character-count="2671"/>
  </office:meta>
</office:document-meta>
</file>